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b2b2b2" draw:textarea-horizontal-align="justify" draw:textarea-vertical-align="middle" draw:auto-grow-height="false" fo:min-height="1.674cm" fo:min-width="1.611cm"/>
      <style:paragraph-properties style:writing-mode="lr-tb"/>
    </style:style>
    <style:style style:name="gr2" style:family="graphic" style:parent-style-name="standard">
      <style:graphic-properties svg:stroke-opacity="0%" draw:fill-color="#dddddd" draw:textarea-horizontal-align="justify" draw:textarea-vertical-align="middle" draw:auto-grow-height="false" fo:min-height="1.674cm" fo:min-width="1.61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575cm"/>
      <style:paragraph-properties style:writing-mode="lr-tb"/>
    </style:style>
    <style:style style:name="gr5" style:family="graphic" style:parent-style-name="standard">
      <style:graphic-properties draw:stroke="none" draw:fill="none" fo:min-height="0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05cm"/>
      <style:paragraph-properties style:writing-mode="lr-tb"/>
    </style:style>
    <style:style style:name="gr10" style:family="graphic" style:parent-style-name="standard">
      <style:graphic-properties draw:stroke="none" draw:fill="none" fo:min-height="0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.9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ce5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ce6" style:family="table-cell">
      <style:text-properties fo:font-size="20pt" style:font-size-asian="20pt" style:font-size-complex="20pt"/>
    </style:style>
    <style:style style:name="ce7" style:family="table-cell">
      <loext:graphic-properties draw:textarea-vertical-align="middle"/>
      <style:text-properties fo:font-size="20pt" style:font-size-asian="20pt" style:font-size-complex="20pt"/>
    </style:style>
    <style:style style:name="ce8" style:family="table-cell">
      <loext:graphic-properties draw:textarea-vertical-align="middle"/>
      <style:paragraph-properties fo:text-align="center"/>
      <style:text-properties fo:color="#ff0000" fo:font-size="20pt" style:font-size-asian="20pt" style:font-size-complex="20pt"/>
    </style:style>
    <style:style style:name="ce9" style:family="table-cell">
      <loext:graphic-properties draw:textarea-vertical-align="middle"/>
      <style:paragraph-properties fo:text-align="center"/>
      <style:text-properties fo:color="#000000" fo:font-size="20pt" style:font-size-asian="20pt" style:font-size-complex="20pt"/>
    </style:style>
    <style:style style:name="P1" style:family="paragraph">
      <style:paragraph-properties style:writing-mode="lr-tb"/>
      <style:text-properties fo:font-size="25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5pt"/>
    </style:style>
    <style:style style:name="P4" style:family="paragraph">
      <loext:graphic-properties draw:fill-color="#b2b2b2"/>
      <style:paragraph-properties fo:text-align="center" style:writing-mode="lr-tb"/>
      <style:text-properties fo:font-size="15pt"/>
    </style:style>
    <style:style style:name="P5" style:family="paragraph">
      <loext:graphic-properties draw:fill-color="#dddddd"/>
      <style:paragraph-properties fo:text-align="center" style:writing-mode="lr-tb"/>
      <style:text-properties fo:font-size="15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20pt" style:font-size-asian="10pt" style:font-size-complex="10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color="#ff0000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  <style:text-properties fo:color="#ff0000" fo:font-size="20pt" style:font-size-asian="20pt" style:font-size-complex="20pt"/>
    </style:style>
    <style:style style:name="P14" style:family="paragraph">
      <style:paragraph-properties fo:text-align="center"/>
      <style:text-properties fo:color="#000000" fo:font-size="20pt" style:font-size-asian="20pt" style:font-size-complex="20pt"/>
    </style:style>
    <style:style style:name="T1" style:family="text">
      <style:text-properties fo:font-size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/>
    </style:style>
    <style:style style:name="T4" style:family="text">
      <style:text-properties fo:color="#ff0000" fo:font-size="25pt"/>
    </style:style>
    <style:style style:name="T5" style:family="text">
      <style:text-properties fo:font-size="20pt" style:font-size-asian="10pt" style:font-size-complex="1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25pt"/>
    </style:style>
    <style:style style:name="T8" style:family="text">
      <style:text-properties fo:color="#ff0000"/>
    </style:style>
    <style:style style:name="T9" style:family="text">
      <style:text-properties fo:color="#111111" fo:font-size="25pt"/>
    </style:style>
    <style:style style:name="T10" style:family="text">
      <style:text-properties fo:color="#ff00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rcício 21 – Tabela Hash com endereçamento aberto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gray2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4">4</text:span><text:span text:style-name="T1">, 2, 14, 12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gray2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8.056cm" svg:height="1.825cm" svg:x="2.144cm" svg:y="12.354cm">
          <draw:text-box>
            <text:p text:style-name="P8"><text:span text:style-name="T5">h(4) = 4 mod 10 =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4">4</text:span><text:span text:style-name="T1">, 2, 14, 12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ce6">
              <table:table-cell table:style-name="ce5"/>
              <table:table-cell/>
              <table:table-cell/>
              <table:table-cell/>
              <table:table-cell table:style-name="ce7">
                <text:p text:style-name="P10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8.056cm" svg:height="1.825cm" svg:x="2.144cm" svg:y="12.354cm">
          <draw:text-box>
            <text:p text:style-name="P8"><text:span text:style-name="T5">h(4) = 4 mod 10 =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4">2</text:span><text:span text:style-name="T1">, 14, 12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ce6">
              <table:table-cell table:style-name="ce5"/>
              <table:table-cell/>
              <table:table-cell/>
              <table:table-cell/>
              <table:table-cell table:style-name="ce7">
                <text:p text:style-name="P10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8.056cm" svg:height="1.825cm" svg:x="2.144cm" svg:y="12.354cm">
          <draw:text-box>
            <text:p text:style-name="P8"><text:span text:style-name="T5">h(2) = 2 mod 10 = 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4">2</text:span><text:span text:style-name="T1">, 14, 12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ce6">
              <table:table-cell table:style-name="ce5"/>
              <table:table-cell/>
              <table:table-cell table:style-name="ce7">
                <text:p text:style-name="P10"><text:span text:style-name="T6">2</text:span></text:p>
              </table:table-cell>
              <table:table-cell/>
              <table:table-cell table:style-name="ce7">
                <text:p text:style-name="P10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8.056cm" svg:height="1.825cm" svg:x="2.144cm" svg:y="12.354cm">
          <draw:text-box>
            <text:p text:style-name="P8"><text:span text:style-name="T5">h(2) = 2 mod 10 = 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4">14</text:span><text:span text:style-name="T1">, 12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ce6">
              <table:table-cell table:style-name="ce5"/>
              <table:table-cell/>
              <table:table-cell table:style-name="ce7">
                <text:p text:style-name="P10"><text:span text:style-name="T6">2</text:span></text:p>
              </table:table-cell>
              <table:table-cell/>
              <table:table-cell table:style-name="ce7">
                <text:p text:style-name="P10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1" draw:id="id1" draw:layer="layout" svg:width="7.656cm" svg:height="1.038cm" svg:x="2.144cm" svg:y="12.354cm">
          <draw:text-box>
            <text:p text:style-name="P8"><text:span text:style-name="T5">h(14) = 14 mod 10 = 4</text:span></text:p>
          </draw:text-box>
        </draw:frame>
        <draw:frame draw:style-name="gr6" draw:text-style-name="P11" xml:id="id2" draw:id="id2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1" draw:start-glue-point="1" draw:end-shape="id2" draw:end-glue-point="3" svg:d="M9800 12873h350v46h350" svg:viewBox="0 0 701 47">
          <text:p/>
        </draw:connector>
        <draw:frame draw:style-name="gr8" draw:text-style-name="P12" draw:layer="layout" svg:width="10.4cm" svg:height="1.673cm" svg:x="2.2cm" svg:y="13.6cm">
          <draw:text-box>
            <text:p>Vai pra próxima posição vazia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4">14</text:span><text:span text:style-name="T1">, 12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ce6">
              <table:table-cell table:style-name="ce5"/>
              <table:table-cell/>
              <table:table-cell table:style-name="ce7">
                <text:p text:style-name="P10"><text:span text:style-name="T6">2</text:span></text:p>
              </table:table-cell>
              <table:table-cell/>
              <table:table-cell table:style-name="ce7">
                <text:p text:style-name="P10"><text:span text:style-name="T6">4</text:span></text:p>
              </table:table-cell>
              <table:table-cell table:style-name="ce7">
                <text:p text:style-name="P10"><text:span text:style-name="T6">14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3" draw:id="id3" draw:layer="layout" svg:width="7.656cm" svg:height="1.038cm" svg:x="2.144cm" svg:y="12.354cm">
          <draw:text-box>
            <text:p text:style-name="P8"><text:span text:style-name="T5">h(14) = 14 mod 10 = 4</text:span></text:p>
          </draw:text-box>
        </draw:frame>
        <draw:frame draw:style-name="gr6" draw:text-style-name="P11" xml:id="id4" draw:id="id4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3" draw:start-glue-point="1" draw:end-shape="id4" draw:end-glue-point="3" svg:d="M9800 12873h350v46h350" svg:viewBox="0 0 701 47">
          <text:p/>
        </draw:connector>
        <draw:frame draw:style-name="gr8" draw:text-style-name="P12" draw:layer="layout" svg:width="9.8cm" svg:height="1.673cm" svg:x="2.2cm" svg:y="13.6cm">
          <draw:text-box>
            <text:p>Vai pra próxima posição vazia(5)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4">12</text:span><text:span text:style-name="T1">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 table:style-name="ce3">
                <text:p text:style-name="P2">9</text:p>
              </table:table-cell>
            </table:table-row>
            <table:table-row table:style-name="ro2" table:default-cell-style-name="ce6">
              <table:table-cell table:style-name="ce5"/>
              <table:table-cell/>
              <table:table-cell table:style-name="ce7">
                <text:p text:style-name="P10"><text:span text:style-name="T6">2</text:span></text:p>
              </table:table-cell>
              <table:table-cell/>
              <table:table-cell table:style-name="ce7">
                <text:p text:style-name="P10"><text:span text:style-name="T6">4</text:span></text:p>
              </table:table-cell>
              <table:table-cell table:style-name="ce7">
                <text:p text:style-name="P10"><text:span text:style-name="T6">14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5" draw:id="id5" draw:layer="layout" svg:width="7.656cm" svg:height="1.038cm" svg:x="2.144cm" svg:y="12.354cm">
          <draw:text-box>
            <text:p text:style-name="P8"><text:span text:style-name="T5">h(12) = 12 mod 10 = 2</text:span></text:p>
          </draw:text-box>
        </draw:frame>
        <draw:frame draw:style-name="gr6" draw:text-style-name="P11" xml:id="id6" draw:id="id6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5" draw:start-glue-point="1" draw:end-shape="id6" draw:end-glue-point="3" svg:d="M9800 12873h350v46h350" svg:viewBox="0 0 701 47">
          <text:p/>
        </draw:connector>
        <draw:frame draw:style-name="gr9" draw:text-style-name="P12" draw:layer="layout" svg:width="8.905cm" svg:height="0.962cm" svg:x="2.2cm" svg:y="13.6cm">
          <draw:text-box>
            <text:p>Vai pra próxima posição vazia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4">12</text:span><text:span text:style-name="T1">, 73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/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7" draw:id="id7" draw:layer="layout" svg:width="7.656cm" svg:height="1.038cm" svg:x="2.144cm" svg:y="12.354cm">
          <draw:text-box>
            <text:p text:style-name="P8"><text:span text:style-name="T5">h(12) = 12 mod 10 = 2</text:span></text:p>
          </draw:text-box>
        </draw:frame>
        <draw:frame draw:style-name="gr6" draw:text-style-name="P11" xml:id="id8" draw:id="id8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7" draw:start-glue-point="1" draw:end-shape="id8" draw:end-glue-point="3" svg:d="M9800 12873h350v46h350" svg:viewBox="0 0 701 47">
          <text:p/>
        </draw:connector>
        <draw:frame draw:style-name="gr8" draw:text-style-name="P12" draw:layer="layout" svg:width="10.2cm" svg:height="1.673cm" svg:x="2.2cm" svg:y="13.6cm">
          <draw:text-box>
            <text:p>Vai pra próxima posição vazia(3)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4">73</text:span><text:span text:style-name="T1">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/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9" draw:id="id9" draw:layer="layout" svg:width="7.656cm" svg:height="1.038cm" svg:x="2.144cm" svg:y="12.354cm">
          <draw:text-box>
            <text:p text:style-name="P8"><text:span text:style-name="T5">h(73) = 73 mod 10 = 3</text:span></text:p>
          </draw:text-box>
        </draw:frame>
        <draw:frame draw:style-name="gr6" draw:text-style-name="P11" xml:id="id10" draw:id="id10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9" draw:start-glue-point="1" draw:end-shape="id10" draw:end-glue-point="3" svg:d="M9800 12873h350v46h350" svg:viewBox="0 0 701 47">
          <text:p/>
        </draw:connector>
        <draw:frame draw:style-name="gr8" draw:text-style-name="P12" draw:layer="layout" svg:width="10.2cm" svg:height="1.673cm" svg:x="2.2cm" svg:y="13.6cm">
          <draw:text-box>
            <text:p>Vai pra próxima posição vazia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4">73</text:span><text:span text:style-name="T1">, 62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/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11" draw:id="id11" draw:layer="layout" svg:width="7.656cm" svg:height="1.038cm" svg:x="2.144cm" svg:y="12.354cm">
          <draw:text-box>
            <text:p text:style-name="P8"><text:span text:style-name="T5">h(73) = 73 mod 10 = 3</text:span></text:p>
          </draw:text-box>
        </draw:frame>
        <draw:frame draw:style-name="gr6" draw:text-style-name="P11" xml:id="id12" draw:id="id12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11" draw:start-glue-point="1" draw:end-shape="id12" draw:end-glue-point="3" svg:d="M9800 12873h350v46h350" svg:viewBox="0 0 701 47">
          <text:p/>
        </draw:connector>
        <draw:frame draw:style-name="gr8" draw:text-style-name="P12" draw:layer="layout" svg:width="10.2cm" svg:height="1.673cm" svg:x="2.2cm" svg:y="13.6cm">
          <draw:text-box>
            <text:p>Vai pra próxima posição vazia(6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4">62</text:span><text:span text:style-name="T1">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/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13" draw:id="id13" draw:layer="layout" svg:width="7.656cm" svg:height="1.038cm" svg:x="2.144cm" svg:y="12.354cm">
          <draw:text-box>
            <text:p text:style-name="P8"><text:span text:style-name="T5">h(62) = 62 mod 10 = 2</text:span></text:p>
          </draw:text-box>
        </draw:frame>
        <draw:frame draw:style-name="gr6" draw:text-style-name="P11" xml:id="id14" draw:id="id14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13" draw:start-glue-point="1" draw:end-shape="id14" draw:end-glue-point="3" svg:d="M9800 12873h350v46h350" svg:viewBox="0 0 701 47">
          <text:p/>
        </draw:connector>
        <draw:frame draw:style-name="gr8" draw:text-style-name="P12" draw:layer="layout" svg:width="10.2cm" svg:height="1.673cm" svg:x="2.2cm" svg:y="13.6cm">
          <draw:text-box>
            <text:p>Vai pra próxima posição vazia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4">62</text:span><text:span text:style-name="T1">, 81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/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xml:id="id15" draw:id="id15" draw:layer="layout" svg:width="7.656cm" svg:height="1.038cm" svg:x="2.144cm" svg:y="12.354cm">
          <draw:text-box>
            <text:p text:style-name="P8"><text:span text:style-name="T5">h(62) = 62 mod 10 = 2</text:span></text:p>
          </draw:text-box>
        </draw:frame>
        <draw:frame draw:style-name="gr6" draw:text-style-name="P11" xml:id="id16" draw:id="id16" draw:layer="layout" svg:width="3.326cm" svg:height="0.962cm" svg:x="10.5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8cm" svg:y1="12.873cm" svg:x2="10.5cm" svg:y2="12.919cm" draw:start-shape="id15" draw:start-glue-point="1" draw:end-shape="id16" draw:end-glue-point="3" svg:d="M9800 12873h350v46h350" svg:viewBox="0 0 701 47">
          <text:p/>
        </draw:connector>
        <draw:frame draw:style-name="gr8" draw:text-style-name="P12" draw:layer="layout" svg:width="10.2cm" svg:height="1.673cm" svg:x="2.2cm" svg:y="13.6cm">
          <draw:text-box>
            <text:p>Vai pra próxima posição vazia(7)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9">62</text:span><text:span text:style-name="T1">, </text:span><text:span text:style-name="T4">81</text:span><text:span text:style-name="T1">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/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draw:layer="layout" svg:width="7.656cm" svg:height="1.038cm" svg:x="2.144cm" svg:y="12.354cm">
          <draw:text-box>
            <text:p text:style-name="P8"><text:span text:style-name="T5">h(81) = 81 mod 10 =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9">62</text:span><text:span text:style-name="T1">, </text:span><text:span text:style-name="T4">81</text:span><text:span text:style-name="T1">, 94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draw:layer="layout" svg:width="7.656cm" svg:height="1.038cm" svg:x="2.144cm" svg:y="12.354cm">
          <draw:text-box>
            <text:p text:style-name="P8"><text:span text:style-name="T5">h(81) = 81 mod 10 =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9">62</text:span><text:span text:style-name="T1">, </text:span><text:span text:style-name="T7">81</text:span><text:span text:style-name="T1">, </text:span><text:span text:style-name="T4">94</text:span><text:span text:style-name="T1">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draw:layer="layout" svg:width="7.656cm" svg:height="1.038cm" svg:x="2.144cm" svg:y="12.354cm">
          <draw:text-box>
            <text:p text:style-name="P8"><text:span text:style-name="T5">h(94) = 94 mod 10 = 4</text:span></text:p>
          </draw:text-box>
        </draw:frame>
        <draw:frame draw:style-name="gr6" draw:text-style-name="P11" xml:id="id17" draw:id="id17" draw:layer="layout" svg:width="3.326cm" svg:height="0.962cm" svg:x="10.491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791cm" svg:y1="12.873cm" svg:x2="10.491cm" svg:y2="12.919cm" draw:end-shape="id17" draw:end-glue-point="3" svg:d="M9791 12873h100v46h600" svg:viewBox="0 0 701 47">
          <text:p/>
        </draw:connector>
        <draw:frame draw:style-name="gr8" draw:text-style-name="P12" draw:layer="layout" svg:width="10.2cm" svg:height="1.673cm" svg:x="2.2cm" svg:y="13.601cm">
          <draw:text-box>
            <text:p>Vai pra próxima posição vazia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9">62</text:span><text:span text:style-name="T1">, </text:span><text:span text:style-name="T7">81</text:span><text:span text:style-name="T1">, </text:span><text:span text:style-name="T4">94</text:span><text:span text:style-name="T1">, 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>
                <text:p text:style-name="P10"><text:span text:style-name="T6">94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draw:layer="layout" svg:width="7.656cm" svg:height="1.038cm" svg:x="2.144cm" svg:y="12.354cm">
          <draw:text-box>
            <text:p text:style-name="P8"><text:span text:style-name="T5">h(94) = 94 mod 10 = 4</text:span></text:p>
          </draw:text-box>
        </draw:frame>
        <draw:frame draw:style-name="gr6" draw:text-style-name="P11" xml:id="id18" draw:id="id18" draw:layer="layout" svg:width="3.326cm" svg:height="0.962cm" svg:x="10.491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791cm" svg:y1="12.873cm" svg:x2="10.491cm" svg:y2="12.919cm" draw:end-shape="id18" draw:end-glue-point="3" svg:d="M9791 12873h100v46h600" svg:viewBox="0 0 701 47">
          <text:p/>
        </draw:connector>
        <draw:frame draw:style-name="gr8" draw:text-style-name="P12" draw:layer="layout" svg:width="10.2cm" svg:height="1.673cm" svg:x="2.2cm" svg:y="13.601cm">
          <draw:text-box>
            <text:p>Vai pra próxima posição vazia(8)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9">62</text:span><text:span text:style-name="T1">, </text:span><text:span text:style-name="T7">81</text:span><text:span text:style-name="T1">, </text:span><text:span text:style-name="T7">94</text:span><text:span text:style-name="T1">, </text:span><text:span text:style-name="T4">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>
                <text:p text:style-name="P10"><text:span text:style-name="T6">94</text:span>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draw:layer="layout" svg:width="7.656cm" svg:height="1.038cm" svg:x="2.144cm" svg:y="12.354cm">
          <draw:text-box>
            <text:p text:style-name="P8"><text:span text:style-name="T5">h(52) = 52 mod 10 = 2</text:span></text:p>
          </draw:text-box>
        </draw:frame>
        <draw:frame draw:style-name="gr6" draw:text-style-name="P11" xml:id="id19" draw:id="id19" draw:layer="layout" svg:width="3.326cm" svg:height="0.962cm" svg:x="10.491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791cm" svg:y1="12.873cm" svg:x2="10.491cm" svg:y2="12.919cm" draw:end-shape="id19" draw:end-glue-point="3" svg:d="M9791 12873h100v46h600" svg:viewBox="0 0 701 47">
          <text:p/>
        </draw:connector>
        <draw:frame draw:style-name="gr8" draw:text-style-name="P12" draw:layer="layout" svg:width="10.2cm" svg:height="1.673cm" svg:x="2.2cm" svg:y="13.601cm">
          <draw:text-box>
            <text:p>Vai pra próxima posição vazia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Inserir os elementos </text:span><text:span text:style-name="T7">4</text:span><text:span text:style-name="T1">, </text:span><text:span text:style-name="T7">2</text:span><text:span text:style-name="T1">, </text:span><text:span text:style-name="T7">14</text:span><text:span text:style-name="T1">, </text:span><text:span text:style-name="T7">12</text:span><text:span text:style-name="T1">, </text:span><text:span text:style-name="T7">73</text:span><text:span text:style-name="T1">, </text:span><text:span text:style-name="T9">62</text:span><text:span text:style-name="T1">, </text:span><text:span text:style-name="T7">81</text:span><text:span text:style-name="T1">, </text:span><text:span text:style-name="T7">94</text:span><text:span text:style-name="T1">, </text:span><text:span text:style-name="T4">5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>
                <text:p text:style-name="P10"><text:span text:style-name="T6">94</text:span></text:p>
              </table:table-cell>
              <table:table-cell>
                <text:p text:style-name="P10"><text:span text:style-name="T6">52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9" draw:layer="layout" svg:width="7.656cm" svg:height="1.038cm" svg:x="2.144cm" svg:y="12.354cm">
          <draw:text-box>
            <text:p text:style-name="P8"><text:span text:style-name="T5">h(52) = 52 mod 10 = 2</text:span></text:p>
          </draw:text-box>
        </draw:frame>
        <draw:frame draw:style-name="gr6" draw:text-style-name="P11" xml:id="id20" draw:id="id20" draw:layer="layout" svg:width="3.326cm" svg:height="0.962cm" svg:x="10.491cm" svg:y="12.438cm">
          <draw:text-box>
            <text:p><text:span text:style-name="T8">COLISÃO</text:span></text:p>
          </draw:text-box>
        </draw:frame>
        <draw:connector draw:style-name="gr7" draw:text-style-name="P2" draw:layer="layout" svg:x1="9.791cm" svg:y1="12.873cm" svg:x2="10.491cm" svg:y2="12.919cm" draw:end-shape="id20" draw:end-glue-point="3" svg:d="M9791 12873h100v46h600" svg:viewBox="0 0 701 47">
          <text:p/>
        </draw:connector>
        <draw:frame draw:style-name="gr8" draw:text-style-name="P12" draw:layer="layout" svg:width="10.2cm" svg:height="1.673cm" svg:x="2.2cm" svg:y="13.601cm">
          <draw:text-box>
            <text:p>Vai pra próxima posição vazia(9)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2. Remover os elementos </text:span><text:span text:style-name="T4">14</text:span><text:span text:style-name="T1">, 6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8">
                <text:p text:style-name="P13"><text:span text:style-name="T10">1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>
                <text:p text:style-name="P10"><text:span text:style-name="T6">94</text:span></text:p>
              </table:table-cell>
              <table:table-cell>
                <text:p text:style-name="P10"><text:span text:style-name="T6">5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9" draw:layer="layout" svg:width="12.856cm" svg:height="1.038cm" svg:x="2.144cm" svg:y="12.354cm">
          <draw:text-box>
            <text:p text:style-name="P8"><text:span text:style-name="T5">Elemento para remover está na pos 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2. Remover os elementos </text:span><text:span text:style-name="T4">14</text:span><text:span text:style-name="T1">, 6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8"/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 table:style-name="ce8">
                <text:p text:style-name="P13"><text:span text:style-name="T10">94</text:span></text:p>
              </table:table-cell>
              <table:table-cell>
                <text:p text:style-name="P10"><text:span text:style-name="T6">52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9" draw:layer="layout" svg:width="12.856cm" svg:height="1.825cm" svg:x="2.144cm" svg:y="12.354cm">
          <draw:text-box>
            <text:p text:style-name="P8"><text:span text:style-name="T5">Move 94 para ele ficar mais próximo do local correto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2. Remover os elementos </text:span><text:span text:style-name="T4">14</text:span><text:span text:style-name="T1">, 6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9">
                <text:p text:style-name="P14"><text:span text:style-name="T11">94</text:span></text:p>
              </table:table-cell>
              <table:table-cell>
                <text:p text:style-name="P10"><text:span text:style-name="T6">73</text:span></text:p>
              </table:table-cell>
              <table:table-cell>
                <text:p text:style-name="P10"><text:span text:style-name="T6">62</text:span></text:p>
              </table:table-cell>
              <table:table-cell/>
              <table:table-cell>
                <text:p text:style-name="P10"><text:span text:style-name="T6">52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2. Remover os elementos </text:span><text:span text:style-name="T7">14</text:span><text:span text:style-name="T1">, </text:span><text:span text:style-name="T4">6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9">
                <text:p text:style-name="P14"><text:span text:style-name="T11">94</text:span></text:p>
              </table:table-cell>
              <table:table-cell>
                <text:p text:style-name="P10"><text:span text:style-name="T6">73</text:span></text:p>
              </table:table-cell>
              <table:table-cell table:style-name="ce8">
                <text:p text:style-name="P13"><text:span text:style-name="T10">62</text:span></text:p>
              </table:table-cell>
              <table:table-cell/>
              <table:table-cell>
                <text:p text:style-name="P10"><text:span text:style-name="T6">52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9" draw:layer="layout" svg:width="12.856cm" svg:height="1.038cm" svg:x="2.144cm" svg:y="12.354cm">
          <draw:text-box>
            <text:p text:style-name="P8"><text:span text:style-name="T5">Elemento para remover está na pos 7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2. Remover os elementos </text:span><text:span text:style-name="T7">14</text:span><text:span text:style-name="T1">, </text:span><text:span text:style-name="T4">6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9">
                <text:p text:style-name="P14"><text:span text:style-name="T11">94</text:span></text:p>
              </table:table-cell>
              <table:table-cell>
                <text:p text:style-name="P10"><text:span text:style-name="T6">73</text:span></text:p>
              </table:table-cell>
              <table:table-cell table:style-name="ce8"/>
              <table:table-cell/>
              <table:table-cell table:style-name="ce8">
                <text:p text:style-name="P13"><text:span text:style-name="T10">52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9" draw:layer="layout" svg:width="12.856cm" svg:height="1.825cm" svg:x="2.144cm" svg:y="12.355cm">
          <draw:text-box>
            <text:p text:style-name="P8"><text:span text:style-name="T5">Move 52 para ele ficar mais próximo do local correto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2. Remover os elementos </text:span><text:span text:style-name="T7">14</text:span><text:span text:style-name="T1">, </text:span><text:span text:style-name="T4">62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9">
                <text:p text:style-name="P14"><text:span text:style-name="T11">94</text:span></text:p>
              </table:table-cell>
              <table:table-cell>
                <text:p text:style-name="P10"><text:span text:style-name="T6">73</text:span></text:p>
              </table:table-cell>
              <table:table-cell table:style-name="ce9">
                <text:p text:style-name="P14"><text:span text:style-name="T11">52</text:span></text:p>
              </table:table-cell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Re</text:span><text:span text:style-name="T1">sult</text:span><text:span text:style-name="T1">ado</text:span></text:p>
          </draw:text-box>
        </draw:frame>
        <draw:frame draw:style-name="standard" draw:layer="layout" svg:width="19.822cm" svg:height="3.998cm" svg:x="4.089cm" svg:y="5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">0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5">
              <table:table-cell/>
              <table:table-cell>
                <text:p text:style-name="P10"><text:span text:style-name="T6">8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2</text:span></text:p>
              </table:table-cell>
              <table:table-cell>
                <text:p text:style-name="P10"><text:span text:style-name="T6">4</text:span></text:p>
              </table:table-cell>
              <table:table-cell table:style-name="ce9">
                <text:p text:style-name="P14"><text:span text:style-name="T11">94</text:span></text:p>
              </table:table-cell>
              <table:table-cell>
                <text:p text:style-name="P10"><text:span text:style-name="T6">73</text:span></text:p>
              </table:table-cell>
              <table:table-cell table:style-name="ce9">
                <text:p text:style-name="P14"><text:span text:style-name="T11">52</text:span></text:p>
              </table:table-cell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custom-shape draw:style-name="gr1" draw:text-style-name="P4" draw:layer="layout" svg:width="2.111cm" svg:height="1.924cm" svg:x="1.889cm" svg:y="5.876cm">
          <text:p text:style-name="P3"><text:span text:style-name="T3">posiçã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draw:layer="layout" svg:width="2.111cm" svg:height="1.924cm" svg:x="1.889cm" svg:y="7.976cm">
          <text:p text:style-name="P3"><text:span text:style-name="T3">valor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8:30:30.213353429</meta:creation-date>
    <dc:date>2021-10-01T14:26:38.719717646</dc:date>
    <meta:editing-duration>PT1H50M9S</meta:editing-duration>
    <meta:editing-cycles>8</meta:editing-cycles>
    <meta:generator>LibreOffice/6.4.7.2$Linux_X86_64 LibreOffice_project/40$Build-2</meta:generator>
    <meta:document-statistic meta:object-count="235"/>
  </office:meta>
</office:document-meta>
</file>